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CC000001414A540B11F633B1E4.png" manifest:media-type="image/png"/>
  <manifest:file-entry manifest:full-path="Pictures/100004E0000049FB000021351BD50B41E033E402.emf" manifest:media-type="image/x-emf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7cm" svg:height="7.629cm" draw:z-index="0"><draw:image xlink:href="Pictures/100004E0000049FB000021351BD50B41E033E402.emf" xlink:type="simple" xlink:show="embed" xlink:actuate="onLoad" loext:mime-type="image/x-emf"/><draw:image xlink:href="Pictures/10000201000002CC000001414A540B11F633B1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03T22:14:24.300045638</meta:creation-date>
    <dc:date>2019-08-03T22:15:54.539566399</dc:date>
    <meta:editing-duration>PT1M31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Dev/6.4.0.0.alpha0$Linux_X86_64 LibreOffice_project/d05b2b91952927ec40d6ea2f482f76c7ccd25ed3</meta:generator>
  </office:meta>
</office:document-meta>
</file>